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 FOCUS</text:p>
      <text:p text:style-name="P1"/>
      <text:p text:style-name="P1"/>
      <text:list xml:id="list843515388611077761" text:style-name="L1">
        <text:list-item>
          <text:p text:style-name="P2">Wap where you have 2 files <text:s/>a.text adn b.text</text:p>
          <text:p text:style-name="P2">a.text consist of set of statments,when u run those statments you will get the output as debug, critical, blocker etc.</text:p>
          <text:p text:style-name="P2">Write a prgm to save all the critical statements in b.text?</text:p>
        </text:list-item>
        <text:list-item>
          <text:p text:style-name="P2">What is the exit criteria for testing?</text:p>
        </text:list-item>
        <text:list-item>
          <text:p text:style-name="P2">What is POM and Why only POM?</text:p>
        </text:list-item>
        <text:list-item>
          <text:p text:style-name="P2">Find xpath by html tree structure?</text:p>
        </text:list-item>
        <text:list-item>
          <text:p text:style-name="P2">Diff between throws,throw and throwable?</text:p>
        </text:list-item>
        <text:list-item>
          <text:p text:style-name="P2">System scenarios on our project?</text:p>
        </text:list-item>
        <text:list-item>
          <text:p text:style-name="P2">Locators?</text:p>
        </text:list-item>
        <text:list-item>
          <text:p text:style-name="P2">Diff betweeen Absolute and relavtive Xpath?</text:p>
        </text:list-item>
        <text:list-item>
          <text:p text:style-name="P2">What is gut hub and commands?</text:p>
        </text:list-item>
        <text:list-item>
          <text:p text:style-name="P2">Scenarios for ATM machine?</text:p>
        </text:list-item>
        <text:list-item>
          <text:p text:style-name="P2">Jenkins?</text:p>
        </text:list-item>
        <text:list-item>
          <text:p text:style-name="P2">System Testing?</text:p>
        </text:list-item>
        <text:list-item>
          <text:p text:style-name="P2">Selenium archi?</text:p>
        </text:list-item>
        <text:list-item>
          <text:p text:style-name="P2">Diff findElements and @findBy?</text:p>
        </text:list-item>
        <text:list-item>
          <text:p text:style-name="P2">Meetings in agile?</text:p>
        </text:list-item>
        <text:list-item>
          <text:p text:style-name="P2">Framework of the project?</text:p>
        </text:list-item>
        <text:list-item>
          <text:p text:style-name="P2">Severity and priority?</text:p>
        </text:list-item>
        <text:list-item>
          <text:p text:style-name="P2">Test data for the text field?</text:p>
        </text:list-item>
        <text:list-item>
          <text:p text:style-name="P2">Diff between validation and verification?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7T11:19:59.36</meta:creation-date>
    <dc:date>2018-02-27T11:28:57.25</dc:date>
    <meta:editing-duration>PT8M58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22" meta:word-count="138" meta:character-count="764"/>
  </office:meta>
</office:document-meta>
</file>